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6" style:family="paragraph" style:parent-style-name="Heading_20_1">
      <style:text-properties style:font-name="Times New Roman"/>
    </style:style>
    <style:style style:name="P27" style:family="paragraph" style:parent-style-name="Heading_20_3">
      <style:paragraph-properties fo:margin-left="0in" fo:margin-right="0in" fo:text-indent="0in" style:auto-text-indent="false"/>
      <style:text-properties style:font-name="Times New Roman"/>
    </style:style>
    <style:style style:name="P28" style:family="paragraph" style:parent-style-name="Heading_20_3">
      <style:paragraph-properties fo:margin-left="0in" fo:margin-right="0in" fo:text-indent="0in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emória Virtual<text:line-break/>Caso de Uso: Cadastrar Autor</text:p>
      <text:h text:style-name="P26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6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6" text:outline-level="1">Pré-condições</text:h>
      <text:p text:style-name="P16">O usuário estar logado no sistema.</text:p>
      <text:h text:style-name="P26" text:outline-level="1">Fluxo Básico de eventos</text:h>
      <text:list xml:id="list1707020379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e uma opção para cadastrar data imprecisa. <text:s text:c="6"/></text:p>
          <text:p text:style-name="P24">- campo “Data de Óbito”, com uma opção para cadastrar data precisa e uma opção para cadastrar data imprecisa. <text:s text:c="4"/></text:p>
          <text:p text:style-name="P24">- botão limpar, para limpar todos os campos e recomeçar o preenchimento. <text:s text:c="86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6" text:outline-level="1">Fluxos Alternativos</text:h>
      <text:p text:style-name="P5"/>
      <text:h text:style-name="P27" text:outline-level="3" text:is-list-header="true">Fluxo Alternativo 1</text:h>
      <text:h text:style-name="P28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oft-page-break/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1.1 Se o campo não for obrigatório: “O campo &lt;nome do campo&gt; deve ser preenchido”</text:p>
      <text:p text:style-name="P22">1.2 Se o campo for obrigatório: “O &lt;nome do campo&gt; é obrigatório”</text:p>
      <text:p text:style-name="P22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s campos preenchidos forem idênticos aos dados de algum autor já cadastrado</text:span></text:p>
      <text:p text:style-name="P9"><text:tab/>1. O sistema exibe mensagem 'Autor já cadastrado no sistema'.</text:p>
      <text:p text:style-name="P19"><text:tab/>2. O sistema retorna ao passo 1 do fluxo básico.</text:p>
      <text:p text:style-name="P19"/>
      <text:p text:style-name="P18">Fluxo Alternativo 4</text:p>
      <text:p text:style-name="P18"/>
      <text:p text:style-name="P18"><text:tab/><text:span text:style-name="T13">Se no passo 2 do fluxo básico o usuário tiver selecionado a opção 'Outras' em Tipo de Autoria <text:tab/>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6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pan text:style-name="T15">- </text:span>Pintor</text:p>
      <text:p text:style-name="P11"><text:soft-page-break/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4</meta:editing-cycles>
    <meta:editing-duration>PT3H42M57S</meta:editing-duration>
    <meta:generator>LibreOffice/3.5$Linux_X86_64 LibreOffice_project/350m1$Build-2</meta:generator>
    <dc:date>2012-10-18T17:03:36</dc:date>
    <dc:creator>Thais </dc:creator>
    <meta:document-statistic meta:table-count="2" meta:image-count="1" meta:object-count="0" meta:page-count="3" meta:paragraph-count="75" meta:word-count="579" meta:character-count="3105" meta:non-whitespace-character-count="2910"/>
  </office:meta>
</office:document-meta>
</file>